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0cbbd2" style:font-name-asian="Symbol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24c9c0" style:font-name-asian="Symbol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122fd3" style:font-name-asian="Symbol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2ccde7" style:font-name-asian="Symbol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24c9c0" style:font-name-asian="Symbol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296ff8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fo:language="uk" fo:country="UA" officeooo:paragraph-rsid="000cbbd2" style:font-size-asian="12pt" style:font-name-complex="Times New Roman" style:font-size-complex="12pt" style:language-complex="ar" style:country-complex="SA"/>
    </style:style>
    <style:style style:name="P8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0cbbd2" style:font-size-asian="12pt" style:font-name-complex="Times New Roman1" style:font-size-complex="12pt"/>
    </style:style>
    <style:style style:name="P9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42034d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0cbbd2" style:font-size-asian="12pt" style:font-name-complex="Times New Roman1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0cbbd2" style:font-size-asian="12pt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32bf41" style:font-size-asian="12pt" style:font-size-complex="12pt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385767" style:font-size-asian="12pt" style:font-size-complex="12pt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42034d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0cbbd2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24c9c0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371941" style:font-size-asian="12pt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3ec9b9" style:font-size-asian="12pt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385767" style:font-size-asian="12pt" style:font-style-asian="normal" style:font-size-complex="12pt" style:font-style-complex="normal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officeooo:paragraph-rsid="0029f82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0cbbd2" style:font-name-asian="Symbol" style:font-size-asian="12pt" style:font-name-complex="Times New Roman1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0cbbd2" style:font-name-asian="Symbol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3352ca" style:font-name-asian="Symbol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24c9c0" style:font-name-asian="Symbol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371941" style:font-name-asian="Symbol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3ec9b9" style:font-name-asian="Symbol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42034d" style:font-name-asian="Symbol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385767" style:font-name-asian="Symbol" style:font-size-asian="12pt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26e28c" officeooo:paragraph-rsid="00385767" style:font-name-asian="Symbol" style:font-size-asian="12pt" style:font-style-asian="normal" style:font-name-complex="Times New Roman1" style:font-size-complex="12pt" style:language-complex="ar" style:country-complex="SA" style:font-style-complex="normal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24c9c0" style:font-name-asian="Symbol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29f82a" style:font-name-asian="Symbol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24c9c0" style:font-name-asian="Symbol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24c9c0" style:font-name-asian="Symbol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3452c6" style:font-name-asian="Symbol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32bf41" style:font-name-asian="Symbol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3ec9b9" style:font-name-asian="Symbol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371941" style:font-name-asian="Symbol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2ccde7" style:font-name-asian="Symbol" style:font-size-asian="12pt" style:font-name-complex="Times New Roman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385767" style:font-name-asian="Symbol" style:font-size-asian="12pt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etter-spacing="-0.0063in" fo:language="uk" fo:country="UA" fo:font-style="normal" officeooo:rsid="0015a3a6" officeooo:paragraph-rsid="003ec9b9" style:font-name-asian="Symbol" style:font-size-asian="12pt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24c9c0" style:font-name-asian="Symbol" style:font-size-asian="12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38915c" style:font-name-asian="Symbol" style:font-size-asian="12pt" style:font-name-complex="Times New Roman" style:font-size-complex="12pt" style:language-complex="ar" style:country-complex="SA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2ccde7" style:font-name-asian="Symbol" style:font-size-asian="12pt" style:font-name-complex="Times New Roman" style:font-size-complex="12pt" style:language-complex="ar" style:country-complex="SA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2e8816" style:font-name-asian="Symbol" style:font-size-asian="12pt" style:font-name-complex="Times New Roman" style:font-size-complex="12pt" style:language-complex="ar" style:country-complex="SA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24c9c0"/>
    </style:style>
    <style:style style:name="P4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32bf41"/>
    </style:style>
    <style:style style:name="P4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3ec9b9"/>
    </style:style>
    <style:style style:name="P4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24c9c0" style:font-size-asian="12pt" style:font-size-complex="12pt"/>
    </style:style>
    <style:style style:name="P4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24c9c0" style:font-size-asian="12pt" style:font-size-complex="12pt"/>
    </style:style>
    <style:style style:name="P5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38915c" style:font-size-asian="12pt" style:font-size-complex="12pt"/>
    </style:style>
    <style:style style:name="P5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30a17e" style:font-size-asian="12pt" style:font-size-complex="12pt"/>
    </style:style>
    <style:style style:name="P5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32bf41" style:font-size-asian="12pt" style:font-size-complex="12pt"/>
    </style:style>
    <style:style style:name="P5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fo:font-style="normal" officeooo:paragraph-rsid="003ec9b9" style:font-size-asian="12pt" style:font-style-asian="normal" style:font-name-complex="Times New Roman" style:font-size-complex="12pt" style:language-complex="ar" style:country-complex="SA" style:font-style-complex="normal"/>
    </style:style>
    <style:style style:name="P5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language="uk" fo:country="UA" fo:font-style="normal" officeooo:rsid="0015a3a6" officeooo:paragraph-rsid="0042034d" style:font-size-asian="12pt" style:font-style-asian="normal" style:font-name-complex="Times New Roman" style:font-size-complex="12pt" style:language-complex="ar" style:country-complex="SA" style:font-style-complex="normal"/>
    </style:style>
    <style:style style:name="P5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officeooo:paragraph-rsid="003452c6"/>
    </style:style>
    <style:style style:name="P5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officeooo:paragraph-rsid="0024c9c0"/>
    </style:style>
    <style:style style:name="P5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fo:font-style="normal" officeooo:paragraph-rsid="00385767" style:font-style-asian="normal" style:font-style-complex="normal"/>
    </style:style>
    <style:style style:name="P5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Times New Roman" fo:font-size="12pt" fo:language="uk" fo:country="UA" officeooo:paragraph-rsid="000cbbd2" style:font-size-asian="12pt" style:font-name-complex="Times New Roman" style:font-size-complex="12pt" style:language-complex="ar" style:country-complex="SA"/>
    </style:style>
    <style:style style:name="P5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24c9c0" style:font-name-asian="Symbol" style:font-size-asian="12pt" style:font-name-complex="Times New Roman" style:font-size-complex="12pt" style:language-complex="ar" style:country-complex="SA"/>
    </style:style>
    <style:style style:name="P6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3b00ae" style:font-name-asian="Symbol" style:font-size-asian="12pt" style:font-name-complex="Times New Roman1" style:font-size-complex="12pt" style:language-complex="ar" style:country-complex="SA"/>
    </style:style>
    <style:style style:name="P6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officeooo:paragraph-rsid="003b00ae"/>
    </style:style>
    <style:style style:name="P6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3ec9b9" style:font-size-asian="12pt" style:font-size-complex="12pt"/>
    </style:style>
    <style:style style:name="P6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3ec9b9" style:font-size-asian="12pt" style:font-name-complex="Times New Roman1" style:font-size-complex="12pt" style:language-complex="ar" style:country-complex="SA"/>
    </style:style>
    <style:style style:name="P64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officeooo:paragraph-rsid="003ec9b9" style:font-size-asian="12pt" style:font-name-complex="Times New Roman1" style:font-size-complex="12pt"/>
    </style:style>
    <style:style style:name="T1" style:family="text">
      <style:text-properties style:use-window-font-color="true" style:text-position="0% 100%" fo:language="uk" fo:country="UA" fo:font-style="italic" officeooo:rsid="0015a3a6" style:font-name-asian="Symbol" style:font-style-asian="italic" style:font-name-complex="Times New Roman" style:language-complex="ar" style:country-complex="SA" style:font-style-complex="italic"/>
    </style:style>
    <style:style style:name="T2" style:family="text">
      <style:text-properties style:use-window-font-color="true" style:text-position="0% 100%" fo:language="uk" fo:country="UA" officeooo:rsid="0015a3a6" style:font-name-asian="Symbol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officeooo:rsid="00101f38" style:font-name-asian="Symbol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officeooo:rsid="00121cd3" style:font-name-asian="Symbol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officeooo:rsid="0016e545" style:font-name-asian="Symbol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officeooo:rsid="001c33b4" style:font-name-asian="Symbol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officeooo:rsid="002931d8" style:font-name-asian="Symbol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officeooo:rsid="00296ff8" style:font-name-asian="Symbol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officeooo:rsid="0029f82a" style:font-name-asian="Symbol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officeooo:rsid="003b6283" style:font-name-asian="Symbol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officeooo:rsid="003ec9b9" style:font-name-asian="Symbol" style:font-name-complex="Times New Roman" style:language-complex="ar" style:country-complex="SA"/>
    </style:style>
    <style:style style:name="T12" style:family="text">
      <style:text-properties style:use-window-font-color="true" style:text-position="0% 100%" style:font-name-asian="Symbol" style:font-name-complex="Times New Roman" style:language-complex="ar" style:country-complex="SA"/>
    </style:style>
    <style:style style:name="T13" style:family="text">
      <style:text-properties style:use-window-font-color="true" style:text-position="0% 100%" officeooo:rsid="005480e3" style:font-name-asian="Symbol" style:font-name-complex="Times New Roman" style:language-complex="ar" style:country-complex="SA"/>
    </style:style>
    <style:style style:name="T14" style:family="text">
      <style:text-properties style:use-window-font-color="true" style:text-position="0% 100%" officeooo:rsid="0079dea7" style:font-name-asian="Symbol" style:font-name-complex="Times New Roman" style:language-complex="ar" style:country-complex="SA"/>
    </style:style>
    <style:style style:name="T15" style:family="text">
      <style:text-properties style:use-window-font-color="true" style:text-position="0% 100%" officeooo:rsid="0015a3a6" style:font-name-asian="Symbol" style:font-name-complex="Times New Roman" style:language-complex="ar" style:country-complex="SA"/>
    </style:style>
    <style:style style:name="T16" style:family="text">
      <style:text-properties style:use-window-font-color="true" style:text-position="0% 100%" officeooo:rsid="00563c6c" style:font-name-asian="Symbol" style:font-name-complex="Times New Roman" style:language-complex="ar" style:country-complex="SA"/>
    </style:style>
    <style:style style:name="T17" style:family="text">
      <style:text-properties style:use-window-font-color="true" style:text-position="0% 100%" officeooo:rsid="0056d3d4" style:font-name-asian="Symbol" style:font-name-complex="Times New Roman" style:language-complex="ar" style:country-complex="SA"/>
    </style:style>
    <style:style style:name="T18" style:family="text">
      <style:text-properties style:use-window-font-color="true" style:text-position="0% 100%" officeooo:rsid="005698f1" style:font-name-asian="Symbol" style:font-name-complex="Times New Roman" style:language-complex="ar" style:country-complex="SA"/>
    </style:style>
    <style:style style:name="T19" style:family="text">
      <style:text-properties style:use-window-font-color="true" style:text-position="0% 100%" officeooo:rsid="006891ac" style:font-name-asian="Symbol" style:font-name-complex="Times New Roman" style:language-complex="ar" style:country-complex="SA"/>
    </style:style>
    <style:style style:name="T20" style:family="text">
      <style:text-properties style:use-window-font-color="true" style:text-position="0% 100%" officeooo:rsid="00682912" style:font-name-asian="Symbol" style:font-name-complex="Times New Roman" style:language-complex="ar" style:country-complex="SA"/>
    </style:style>
    <style:style style:name="T21" style:family="text">
      <style:text-properties style:use-window-font-color="true" style:text-position="0% 100%" officeooo:rsid="000edc49" style:font-name-asian="Symbol" style:font-name-complex="Times New Roman" style:language-complex="ar" style:country-complex="SA"/>
    </style:style>
    <style:style style:name="T22" style:family="text">
      <style:text-properties style:use-window-font-color="true" style:text-position="0% 100%" fo:font-style="normal" officeooo:rsid="0070feed" style:font-name-asian="Symbol" style:font-style-asian="normal" style:font-name-complex="Times New Roman" style:language-complex="ar" style:country-complex="SA" style:font-style-complex="normal"/>
    </style:style>
    <style:style style:name="T23" style:family="text">
      <style:text-properties style:use-window-font-color="true" style:text-position="0% 100%" fo:font-style="normal" officeooo:rsid="0026e28c" style:font-name-asian="Symbol" style:font-style-asian="normal" style:font-name-complex="Times New Roman1" style:language-complex="ar" style:country-complex="SA" style:font-style-complex="normal"/>
    </style:style>
    <style:style style:name="T24" style:family="text">
      <style:text-properties style:use-window-font-color="true" style:text-position="0% 100%" fo:font-style="italic" officeooo:rsid="0026e28c" style:font-name-asian="Symbol" style:font-style-asian="italic" style:font-name-complex="Times New Roman1" style:language-complex="ar" style:country-complex="SA"/>
    </style:style>
    <style:style style:name="T25" style:family="text">
      <style:text-properties style:use-window-font-color="true" style:text-position="0% 100%" style:font-name="Times New Roman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text-position="0% 100%" style:font-name="Times New Roman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text-position="0% 100%" style:font-name="Times New Roman" fo:font-size="12pt" fo:language="uk" fo:country="UA" officeooo:rsid="0072ad5d" style:font-name-asian="Symbol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text-position="0% 100%" style:font-name="Times New Roman" fo:font-size="12pt" fo:language="uk" fo:country="UA" officeooo:rsid="00296ff8" style:font-name-asian="Symbol" style:font-size-asian="12pt" style:font-name-complex="Times New Roman1" style:font-size-complex="12pt" style:language-complex="ar" style:country-complex="SA"/>
    </style:style>
    <style:style style:name="T29" style:family="text">
      <style:text-properties style:use-window-font-color="true" style:text-position="0% 100%" style:font-name="Times New Roman" fo:font-size="12pt" fo:language="uk" fo:country="UA" officeooo:rsid="003bd4c1" style:font-name-asian="Symbol" style:font-size-asian="12pt" style:font-name-complex="Times New Roman1" style:font-size-complex="12pt" style:language-complex="ar" style:country-complex="SA"/>
    </style:style>
    <style:style style:name="T30" style:family="text">
      <style:text-properties style:use-window-font-color="true" style:text-position="0% 100%" style:font-name="Times New Roman" fo:font-size="12pt" fo:language="en" fo:country="US" officeooo:rsid="00296ff8" style:font-name-asian="Symbol" style:font-size-asian="12pt" style:font-name-complex="Times New Roman1" style:font-size-complex="12pt" style:language-complex="ar" style:country-complex="SA"/>
    </style:style>
    <style:style style:name="T31" style:family="text">
      <style:text-properties style:use-window-font-color="true" style:text-position="0% 100%" fo:letter-spacing="-0.0063in" officeooo:rsid="0015a3a6" style:font-name-asian="Symbol"/>
    </style:style>
    <style:style style:name="T32" style:family="text">
      <style:text-properties style:use-window-font-color="true" style:text-position="0% 100%" fo:letter-spacing="-0.0063in" officeooo:rsid="000d878e" style:font-name-asian="Symbol"/>
    </style:style>
    <style:style style:name="T33" style:family="text">
      <style:text-properties style:use-window-font-color="true" style:text-position="0% 100%" fo:letter-spacing="-0.0063in" officeooo:rsid="002086bd" style:font-name-asian="Symbol" style:font-name-complex="Times New Roman1"/>
    </style:style>
    <style:style style:name="T34" style:family="text">
      <style:text-properties style:use-window-font-color="true" style:text-position="0% 100%" fo:letter-spacing="-0.0063in" officeooo:rsid="003ec9b9" style:font-name-asian="Symbol" style:font-name-complex="Times New Roman1"/>
    </style:style>
    <style:style style:name="T35" style:family="text">
      <style:text-properties style:use-window-font-color="true" style:text-position="0% 100%" fo:letter-spacing="-0.0063in" officeooo:rsid="0022176e" style:font-name-asian="Symbol" style:font-name-complex="Times New Roman1"/>
    </style:style>
    <style:style style:name="T36" style:family="text">
      <style:text-properties style:use-window-font-color="true" style:text-position="sub 58%" fo:language="uk" fo:country="UA" officeooo:rsid="0015a3a6" style:font-name-asian="Symbol" style:font-name-complex="Times New Roman" style:language-complex="ar" style:country-complex="SA"/>
    </style:style>
    <style:style style:name="T37" style:family="text">
      <style:text-properties style:use-window-font-color="true" style:text-position="sub 58%" style:font-name-asian="Symbol" style:font-name-complex="Times New Roman" style:language-complex="ar" style:country-complex="SA"/>
    </style:style>
    <style:style style:name="T38" style:family="text">
      <style:text-properties style:use-window-font-color="true" style:text-position="sub 58%" style:font-name="Times New Roman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39" style:family="text">
      <style:text-properties style:use-window-font-color="true" style:text-position="sub 58%" style:font-name="Times New Roman" fo:font-size="12pt" fo:language="uk" fo:country="UA" officeooo:rsid="00296ff8" style:font-name-asian="Symbol" style:font-size-asian="12pt" style:font-name-complex="Times New Roman1" style:font-size-complex="12pt" style:language-complex="ar" style:country-complex="SA"/>
    </style:style>
    <style:style style:name="T40" style:family="text">
      <style:text-properties style:use-window-font-color="true" style:text-position="-13% 100%" fo:language="uk" fo:country="UA" officeooo:rsid="0015a3a6" style:font-name-asian="Symbol" style:font-name-complex="Times New Roman" style:language-complex="ar" style:country-complex="SA"/>
    </style:style>
    <style:style style:name="T41" style:family="text">
      <style:text-properties style:use-window-font-color="true" style:text-position="-13% 100%" style:font-name="Times New Roman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42" style:family="text">
      <style:text-properties style:use-window-font-color="true" style:text-position="super 58%" fo:language="uk" fo:country="UA" officeooo:rsid="0015a3a6" style:font-name-asian="Symbol" style:font-name-complex="Times New Roman" style:language-complex="ar" style:country-complex="SA"/>
    </style:style>
    <style:style style:name="T43" style:family="text">
      <style:text-properties style:use-window-font-color="true" style:text-position="super 58%" fo:language="uk" fo:country="UA" officeooo:rsid="00101f38" style:font-name-asian="Symbol" style:font-name-complex="Times New Roman" style:language-complex="ar" style:country-complex="SA"/>
    </style:style>
    <style:style style:name="T44" style:family="text">
      <style:text-properties style:use-window-font-color="true" style:text-position="super 58%" fo:language="uk" fo:country="UA" officeooo:rsid="00296ff8" style:font-name-asian="Symbol" style:font-name-complex="Times New Roman" style:language-complex="ar" style:country-complex="SA"/>
    </style:style>
    <style:style style:name="T45" style:family="text">
      <style:text-properties style:use-window-font-color="true" style:text-position="super 58%" style:font-name="Times New Roman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46" style:family="text">
      <style:text-properties style:use-window-font-color="true" style:text-position="super 58%" style:font-name="Times New Roman" fo:font-size="12pt" fo:language="uk" fo:country="UA" officeooo:rsid="0020cad1" style:font-name-asian="Symbol" style:font-size-asian="12pt" style:font-name-complex="Times New Roman" style:font-size-complex="12pt" style:language-complex="ar" style:country-complex="SA"/>
    </style:style>
    <style:style style:name="T47" style:family="text">
      <style:text-properties style:use-window-font-color="true" style:text-position="super 58%" style:font-name="Times New Roman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48" style:family="text">
      <style:text-properties style:use-window-font-color="true" style:text-position="super 58%" style:font-name="Times New Roman" fo:font-size="12pt" fo:language="uk" fo:country="UA" officeooo:rsid="00296ff8" style:font-name-asian="Symbol" style:font-size-asian="12pt" style:font-name-complex="Times New Roman1" style:font-size-complex="12pt" style:language-complex="ar" style:country-complex="SA"/>
    </style:style>
    <style:style style:name="T49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50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style:font-name-asian="Symbol" style:font-size-asian="12pt" style:font-name-complex="Times New Roman" style:font-size-complex="12pt" style:language-complex="ar" style:country-complex="SA"/>
    </style:style>
    <style:style style:name="T51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52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style:font-name-asian="Symbol" style:font-size-asian="12pt" style:font-name-complex="Times New Roman" style:font-size-complex="12pt" style:language-complex="ar" style:country-complex="SA"/>
    </style:style>
    <style:style style:name="T53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371941" style:font-name-asian="Symbol" style:font-size-asian="12pt" style:font-name-complex="Times New Roman" style:font-size-complex="12pt" style:language-complex="ar" style:country-complex="SA"/>
    </style:style>
    <style:style style:name="T54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3b6283" style:font-name-asian="Symbol" style:font-size-asian="12pt" style:font-name-complex="Times New Roman" style:font-size-complex="12pt" style:language-complex="ar" style:country-complex="SA"/>
    </style:style>
    <style:style style:name="T55" style:family="text">
      <style:text-properties style:use-window-font-color="true" style:text-line-through-style="none" style:text-line-through-type="none" style:text-position="0% 100%" fo:language="uk" fo:country="UA" officeooo:rsid="0015a3a6" style:font-name-asian="Symbol" style:font-name-complex="Times New Roman" style:language-complex="ar" style:country-complex="SA"/>
    </style:style>
    <style:style style:name="T56" style:family="text">
      <style:text-properties style:use-window-font-color="true" style:text-line-through-style="none" style:text-line-through-type="none" style:text-position="0% 100%" fo:language="uk" fo:country="UA" officeooo:rsid="00371941" style:font-name-asian="Symbol" style:font-name-complex="Times New Roman" style:language-complex="ar" style:country-complex="SA"/>
    </style:style>
    <style:style style:name="T57" style:family="text">
      <style:text-properties style:use-window-font-color="true" style:text-line-through-style="none" style:text-line-through-type="none" style:text-position="0% 100%" fo:language="uk" fo:country="UA" officeooo:rsid="00122fd3" style:font-name-asian="Symbol" style:font-name-complex="Times New Roman" style:language-complex="ar" style:country-complex="SA"/>
    </style:style>
    <style:style style:name="T58" style:family="text">
      <style:text-properties style:use-window-font-color="true" style:text-line-through-style="none" style:text-line-through-type="none" style:text-position="0% 100%" fo:language="uk" fo:country="UA" officeooo:rsid="00121cd3" style:font-name-asian="Symbol" style:font-name-complex="Times New Roman" style:language-complex="ar" style:country-complex="SA"/>
    </style:style>
    <style:style style:name="T59" style:family="text">
      <style:text-properties style:use-window-font-color="true" style:text-line-through-style="none" style:text-line-through-type="none" style:text-position="0% 100%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60" style:family="text">
      <style:text-properties style:use-window-font-color="true" style:text-line-through-style="none" style:text-line-through-type="none" style:text-position="0% 100%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61" style:family="text">
      <style:text-properties style:use-window-font-color="true" style:text-line-through-style="none" style:text-line-through-type="none" style:text-position="super 58%" style:font-name="Times New Roman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62" style:family="text">
      <style:text-properties style:use-window-font-color="true" style:text-line-through-style="none" style:text-line-through-type="none" style:text-position="super 58%" style:font-name="Times New Roman" fo:font-size="12pt" fo:language="uk" fo:country="UA" officeooo:rsid="002ccde7" style:font-name-asian="Symbol" style:font-size-asian="12pt" style:font-name-complex="Times New Roman" style:font-size-complex="12pt" style:language-complex="ar" style:country-complex="SA"/>
    </style:style>
    <style:style style:name="T63" style:family="text">
      <style:text-properties style:use-window-font-color="true" style:text-line-through-style="none" style:text-line-through-type="none" style:text-position="super 58%" fo:font-size="12pt" fo:language="uk" fo:country="UA" officeooo:rsid="0015a3a6" style:font-name-asian="Symbol" style:font-size-asian="12pt" style:font-name-complex="Times New Roman" style:font-size-complex="12pt" style:language-complex="ar" style:country-complex="SA"/>
    </style:style>
    <style:style style:name="T64" style:family="text">
      <style:text-properties style:use-window-font-color="true" style:text-line-through-style="none" style:text-line-through-type="none" style:text-position="super 58%" fo:font-size="12pt" fo:language="uk" fo:country="UA" officeooo:rsid="001d2bcb" style:font-name-asian="Symbol" style:font-size-asian="12pt" style:font-name-complex="Times New Roman" style:font-size-complex="12pt" style:language-complex="ar" style:country-complex="SA"/>
    </style:style>
    <style:style style:name="T65" style:family="text">
      <style:text-properties officeooo:rsid="00589ce6" style:font-name-complex="Times New Roman1"/>
    </style:style>
    <style:style style:name="T66" style:family="text">
      <style:text-properties officeooo:rsid="00239ad5" style:font-name-complex="Times New Roman1"/>
    </style:style>
    <style:style style:name="T67" style:family="text">
      <style:text-properties style:font-name-complex="Times New Roman1" style:language-complex="ar" style:country-complex="SA"/>
    </style:style>
    <style:style style:name="T68" style:family="text">
      <style:text-properties officeooo:rsid="00502aa8" style:font-name-complex="Times New Roman1" style:language-complex="ar" style:country-complex="SA"/>
    </style:style>
    <style:style style:name="T69" style:family="text">
      <style:text-properties style:text-underline-style="none" style:font-name-complex="Times New Roman1" style:language-complex="ar" style:country-complex="SA"/>
    </style:style>
    <style:style style:name="T70" style:family="text">
      <style:text-properties style:text-underline-style="none" officeooo:rsid="00502aa8" style:font-name-complex="Times New Roman1" style:language-complex="ar" style:country-complex="SA"/>
    </style:style>
    <style:style style:name="T71" style:family="text">
      <style:text-properties style:text-position="sub 58%" officeooo:rsid="00502aa8" style:font-name-complex="Times New Roman1" style:language-complex="ar" style:country-complex="SA"/>
    </style:style>
    <style:style style:name="T72" style:family="text">
      <style:text-properties style:text-position="sub 58%" style:text-underline-style="none" officeooo:rsid="00502aa8" style:font-name-complex="Times New Roman1" style:language-complex="ar" style:country-complex="SA"/>
    </style:style>
    <style:style style:name="T73" style:family="text">
      <style:text-properties style:text-position="super 58%" officeooo:rsid="00502aa8" style:font-name-complex="Times New Roman1" style:language-complex="ar" style:country-complex="SA"/>
    </style:style>
    <style:style style:name="T74" style:family="text">
      <style:text-properties style:text-position="super 58%" style:text-underline-style="none" officeooo:rsid="00502aa8" style:font-name-complex="Times New Roman1" style:language-complex="ar" style:country-complex="SA"/>
    </style:style>
    <style:style style:name="T75" style:family="text">
      <style:text-properties officeooo:rsid="00427914"/>
    </style:style>
    <style:style style:name="T76" style:family="text">
      <style:text-properties officeooo:rsid="00441f6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Варіант №1<text:span text:style-name="T76">9</text:span><text:span text:style-name="T75">.</text:span></text:p>
      <text:p text:style-name="P7"/>
      <text:list xml:id="list140643961" text:style-name="L1">
        <text:list-item>
          <text:p text:style-name="P8">Ліфт, у якому знаходяться 9 пасажирів, може зупинятись на 10 поверхах. Пасажири виходять групами по двоє, троє і четверо чоловік. Скількома способами це може відбуватись?</text:p>
          <text:p text:style-name="P10"/>
        </text:list-item>
        <text:list-item>
          <text:p text:style-name="P11"><text:span text:style-name="T66">Скількома способами можна розставити </text:span><text:span text:style-name="T65">6</text:span><text:span text:style-name="T66"> томів зібрання творів І.Я. Франко так, щоб перший і другий томи не стояли поруч?</text:span></text:p>
          <text:p text:style-name="P21"/>
        </text:list-item>
        <text:list-item>
          <text:p text:style-name="P15"><text:span text:style-name="T15">Прапор складається з 1</text:span><text:span text:style-name="T16">2</text:span><text:span text:style-name="T15"> горизонтальних смуг </text:span><text:span text:style-name="T16">4 різних</text:span><text:span text:style-name="T15"> кольорів, причому довільні дві сусідні смуги повинні мати різні кольори. Скільк</text:span><text:span text:style-name="T16">и</text:span><text:span text:style-name="T15"> </text:span><text:span text:style-name="T16">існує різних прапорів з такими властивостями</text:span><text:span text:style-name="T15">?</text:span></text:p>
        </text:list-item>
      </text:list>
      <text:p text:style-name="P1"/>
      <text:list xml:id="list184848048528977" text:continue-numbering="true" text:style-name="L1">
        <text:list-item>
          <text:p text:style-name="P11"><text:span text:style-name="T12">В скрині </text:span><text:span text:style-name="T17">9</text:span><text:span text:style-name="T12"> чорних, 1</text:span><text:span text:style-name="T17">0</text:span><text:span text:style-name="T12"> білих, 1</text:span><text:span text:style-name="T17">3</text:span><text:span text:style-name="T12"> червоних, 16 зелених куль. Яку найменшу кількість куль треба узяти, щоб серед них </text:span><text:span text:style-name="T18">(обов’язково) </text:span><text:span text:style-name="T12">було 1</text:span><text:span text:style-name="T17">2</text:span><text:span text:style-name="T12"> куль одного кольору?</text:span></text:p>
          <text:p text:style-name="P22"/>
        </text:list-item>
        <text:list-item>
          <text:p text:style-name="P11"><text:span text:style-name="T12">Скільки існує різних способів роздати </text:span><text:span text:style-name="T19">а</text:span><text:span text:style-name="T37">1</text:span><text:span text:style-name="T12"> троянд, </text:span><text:span text:style-name="T19">а</text:span><text:span text:style-name="T37">2</text:span><text:span text:style-name="T12"> гвоздик, </text:span><text:span text:style-name="T19">а</text:span><text:span text:style-name="T37">3</text:span><text:span text:style-name="T12"> волошок n дівчатам?</text:span></text:p>
          <text:p text:style-name="P22"/>
        </text:list-item>
        <text:list-item>
          <text:p text:style-name="P12"><text:span text:style-name="T12">Компанiя, </text:span><text:span text:style-name="T20">що</text:span><text:span text:style-name="T12"> складається з 10 подружнiх пар, розбивається на 5 груп по 4 людини для прогулянки на човнах. </text:span>Скiлькома способами можна розбити компанію так, щоб в одному човнi були 2 чоловiкiв та 2 жiнок? </text:p>
          <text:p text:style-name="P23"/>
        </text:list-item>
        <text:list-item>
          <text:p text:style-name="P24">Знайти суму 4-значних чисел, які можна отримати перестановкою цифр 1, 2, 3, 4.</text:p>
          <text:p text:style-name="P30"/>
        </text:list-item>
        <text:list-item>
          <text:p text:style-name="P30">Скільки існує n-значних десяткових чисел,</text:p>
          <text:p text:style-name="P30"><text:s text:c="11"/>(а) які починаються із двох однакових цифр;</text:p>
          <text:p text:style-name="P30"><text:s text:c="11"/>(б) у яких сусідні цифри різні;</text:p>
          <text:p text:style-name="P30"><text:s text:c="11"/>(в) усі цифри яких непарні;</text:p>
          <text:p text:style-name="P30"><text:s text:c="11"/>(г) у запису яких є принаймні одна непарна цифра;</text:p>
          <text:p text:style-name="P16"><text:span text:style-name="T55"><text:s text:c="11"/>(д) у запису яких немає цифри </text:span><text:span text:style-name="T56">1</text:span><text:span text:style-name="T55">;</text:span></text:p>
          <text:p text:style-name="P45"><text:span text:style-name="T49"><text:s text:c="11"/>(е) у запису яких обов'язково є цифра </text:span><text:span text:style-name="T53">2</text:span><text:span text:style-name="T49">?</text:span></text:p>
          <text:p text:style-name="P45"><text:span text:style-name="T49"><text:s text:c="11"/>(</text:span><text:span text:style-name="T50">є) </text:span><text:span text:style-name="T49">усі цифри яких </text:span><text:span text:style-name="T50">різні.</text:span></text:p>
          <text:p text:style-name="P32"/>
        </text:list-item>
        <text:list-item>
          <text:p text:style-name="P17"><text:span text:style-name="T2">Визначити, скільки різних натуральних дільників має число </text:span><text:span text:style-name="T3">q =</text:span><text:span text:style-name="T2"> 2</text:span><text:span text:style-name="T42">101</text:span><text:span text:style-name="T2"> ⋅ 3</text:span><text:span text:style-name="T43">4</text:span><text:span text:style-name="T42">15</text:span><text:span text:style-name="T2"> ⋅ 7</text:span><text:span text:style-name="T42">202</text:span><text:span text:style-name="T2">.</text:span></text:p>
          <text:p text:style-name="P25"/>
        </text:list-item>
        <text:list-item>
          <text:p text:style-name="P17"><text:span text:style-name="T2">Скiльки рiзних браслетiв можна скласти з </text:span><text:span text:style-name="T10">6</text:span><text:span text:style-name="T2"> однакових смарагдiв, </text:span><text:span text:style-name="T10">7</text:span><text:span text:style-name="T2"> однакових рубiнiв i </text:span><text:span text:style-name="T10">8</text:span><text:span text:style-name="T2"> однакових сапфирiв. До браслету входять всi </text:span><text:span text:style-name="T10">2</text:span><text:span text:style-name="T2">1 каменiв.</text:span></text:p>
        </text:list-item>
      </text:list>
      <text:p text:style-name="P2"/>
      <text:list xml:id="list184847792660426" text:continue-numbering="true" text:style-name="L1">
        <text:list-item>
          <text:p text:style-name="P16"><text:span text:style-name="T2">Нехай множина A містить </text:span><text:span text:style-name="T11">s</text:span><text:span text:style-name="T2"> елементів, а множина B – </text:span><text:span text:style-name="T11">t</text:span><text:span text:style-name="T2"> елементів. Визначити кількість: </text:span></text:p>
          <text:p text:style-name="P16"><text:span text:style-name="T2"><text:s text:c="12"/></text:span><text:span text:style-name="T4">(</text:span><text:span text:style-name="T2">а) відповідностей </text:span><text:span text:style-name="T4">(тобто довільних підмножин декартового добутку A × B)</text:span><text:span text:style-name="T2">; </text:span></text:p>
          <text:p text:style-name="P16"><text:span text:style-name="T2"><text:s text:c="8"/>(б) усюди визначених відповідностей </text:span><text:span text:style-name="T4">(у них повний образ C(a) довільного елемента a∈A непорожній)</text:span><text:span text:style-name="T2">; </text:span></text:p>
          <text:p text:style-name="P24"><text:s text:c="12"/>(в) функціональних відповідностей між множинами A та B.</text:p>
          <text:p text:style-name="P24"/>
        </text:list-item>
        <text:list-item>
          <text:p text:style-name="P16"><text:span text:style-name="T2">Нехай множина M містить </text:span><text:span text:style-name="T10">k</text:span><text:span text:style-name="T2"> елементів. Визначити кількість:</text:span></text:p>
          <text:p text:style-name="P48"><text:span text:style-name="T55"><text:s text:c="12"/>(а) відношень </text:span><text:span text:style-name="T57">(</text:span><text:span text:style-name="T58">тобто довільних підмножин декартового добутку </text:span><text:span text:style-name="T57">M</text:span><text:span text:style-name="T58"> × </text:span><text:span text:style-name="T57">M)</text:span><text:span text:style-name="T55">;</text:span></text:p>
          <text:p text:style-name="P18"><text:span text:style-name="T2"><text:s text:c="12"/></text:span><text:span text:style-name="T55">(б) рефлексивних відношень на множині M.</text:span></text:p>
          <text:p text:style-name="P41"/>
        </text:list-item>
        <text:list-item>
          <text:p text:style-name="P49"><text:span text:style-name="T2">У групі 2</text:span><text:span text:style-name="T10">8</text:span><text:span text:style-name="T2"> студентів. Із них 16 відвідують семінар А , 12 – семінар Б , а 7 студентів не відвідують жодного семінару.</text:span></text:p>
          <text:p text:style-name="P30"><text:s text:c="11"/>(а) Скільки студентів відвідують семінари А та Б ?</text:p>
          <text:p text:style-name="P30"><text:s text:c="11"/>(б) Скільки студентів відвідують лише семінар А ?</text:p>
          <text:p text:style-name="P30"><text:soft-page-break/></text:p>
        </text:list-item>
        <text:list-item>
          <text:p text:style-name="P49"><text:span text:style-name="T2">Обстеження читацьких смаків студентів показало, що 6</text:span><text:span text:style-name="T5">5</text:span><text:span text:style-name="T2"> % студентів читають журнал А , </text:span><text:span text:style-name="T5">45</text:span><text:span text:style-name="T2"> % – журнал Б , 50 % – журнал В , 30 % – журнали А та Б , 20 % – журнали Б і В , 40 % – журнали А та В , 10 % – журнали А , Б і В . Скільки відсотків студентів:</text:span></text:p>
          <text:p text:style-name="P30"><text:s text:c="11"/>(а) читають принаймні один журнал;</text:p>
          <text:p text:style-name="P30"><text:s text:c="11"/>(б) не читають жодного з журналів;</text:p>
          <text:p text:style-name="P30"><text:s text:c="11"/>(в) читають точно два журнали;</text:p>
          <text:p text:style-name="P30"><text:s text:c="11"/>(г) читають не менше двох журналів?</text:p>
          <text:p text:style-name="P30"/>
        </text:list-item>
        <text:list-item>
          <text:p text:style-name="P49"><text:span text:style-name="T2">Знайти кількість простих чисел, що не перевищують 1</text:span><text:span text:style-name="T10">3</text:span><text:span text:style-name="T2">0.</text:span></text:p>
          <text:p text:style-name="P30"/>
        </text:list-item>
        <text:list-item>
          <text:p text:style-name="P49"><text:span text:style-name="T2">Скількома способами можна розмістити на шахівниці розміром m×n </text:span><text:span text:style-name="T11">три</text:span><text:span text:style-name="T2"> різнокольорові тури так, щоб вони не били одна одну?</text:span></text:p>
          <text:p text:style-name="P30"/>
        </text:list-item>
        <text:list-item>
          <text:p text:style-name="P49"><text:span text:style-name="T2">Скількома способами в множині A з </text:span><text:span text:style-name="T10">m</text:span><text:span text:style-name="T2"> елементів можна вибрати дві підмножини, що не перетинаються?</text:span></text:p>
          <text:p text:style-name="P30"/>
        </text:list-item>
        <text:list-item>
          <text:p text:style-name="P49"><text:span text:style-name="T2">На одній прямій дано n точок, а на іншій, паралельній першій, – </text:span><text:span text:style-name="T10">k</text:span><text:span text:style-name="T2"> точок. Скільки існує трикутників, вершинами яких є ці точки?</text:span></text:p>
          <text:p text:style-name="P30"/>
        </text:list-item>
        <text:list-item>
          <text:p text:style-name="P30">Визначити, скількома способами можна вибрати з натуральних чисел від 1 до 100 три натуральні числа так, щоб їх сума була парною.</text:p>
          <text:p text:style-name="P59"/>
        </text:list-item>
        <text:list-item>
          <text:p text:style-name="P30">Скільки є перестановок цифр 0, 1, 2, …, 9, у яких цифра 3 займає третє місце, а цифра 5 – п'яте?</text:p>
          <text:p text:style-name="P41"/>
        </text:list-item>
        <text:list-item>
          <text:p text:style-name="P30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30"/>
        </text:list-item>
        <text:list-item>
          <text:p text:style-name="P49"><text:span text:style-name="T2">Скількома способами з </text:span><text:span text:style-name="T10">7</text:span><text:span text:style-name="T2"> інженерів і 1</text:span><text:span text:style-name="T10">5</text:span><text:span text:style-name="T2"> робітників можна створити бригаду, яка складалася б із </text:span><text:span text:style-name="T10">3</text:span><text:span text:style-name="T2"> інженерів і </text:span><text:span text:style-name="T10">6</text:span><text:span text:style-name="T2"> робітників?</text:span></text:p>
          <text:p text:style-name="P30"/>
        </text:list-item>
        <text:list-item>
          <text:p text:style-name="P49"><text:span text:style-name="T2">Скількома способами можна вибрати з </text:span><text:span text:style-name="T10">k</text:span><text:span text:style-name="T2"> чоловік групу людей для роботи, якщо група має складатися не менше ніж із p чоловік?</text:span></text:p>
          <text:p text:style-name="P30"/>
        </text:list-item>
        <text:list-item>
          <text:p text:style-name="P50"><text:span text:style-name="T2">Скількома способами можна переставити літери слова </text:span><text:span text:style-name="T1">кавоварка</text:span><text:span text:style-name="T2"> так, щоб голосні та приголосні чергувалися? </text:span></text:p>
          <text:p text:style-name="P42"/>
        </text:list-item>
        <text:list-item>
          <text:p text:style-name="P50"><text:span text:style-name="T2">Визначити, скількома способами можна переставити літери слова </text:span><text:span text:style-name="T1">абракадабра</text:span><text:span text:style-name="T2"> так, щоб приголосні йшли за абеткою.</text:span></text:p>
          <text:p text:style-name="P42"/>
        </text:list-item>
        <text:list-item>
          <text:p text:style-name="P30">У скількох перестановках літер a, a, a, a, b, b, b, c, c не зустрічається жодне з підслів aaaa, bbb, cc?</text:p>
          <text:p text:style-name="P30"/>
        </text:list-item>
        <text:list-item>
          <text:p text:style-name="P30">У скількох перестановках літер a, a, b, b, c, c жодна літера не збігається з літерою, що стоїть на такому самому місці у слові aabbcc?</text:p>
          <text:p text:style-name="P30"/>
        </text:list-item>
        <text:list-item>
          <text:p text:style-name="P49"><text:span text:style-name="T2">Знайти n, коли відомо, що у розкладанні (1 + x)</text:span><text:span text:style-name="T42">n</text:span><text:span text:style-name="T2"> коефіцієнти при x</text:span><text:span text:style-name="T42">4</text:span><text:span text:style-name="T2"> та x</text:span><text:span text:style-name="T42">10</text:span><text:span text:style-name="T2"> однакові.</text:span></text:p>
          <text:p text:style-name="P30"/>
        </text:list-item>
        <text:list-item>
          <text:p text:style-name="P51"><text:span text:style-name="T2">Розв'язати рівняння відносно натурального k </text:span><text:span text:style-name="T6">(скористатись означенням числа комбінацій через факторіал):</text:span></text:p>
          <text:p text:style-name="P30">C(k + 3, k + 1) = C(k + 1, k – 1) + C(k, k – 2) + C(k + 1, k) </text:p>
          <text:p text:style-name="P30"><text:soft-page-break/></text:p>
        </text:list-item>
        <text:list-item>
          <text:p text:style-name="P31">Довести тотожність: </text:p>
          <text:p text:style-name="P20"><text:span text:style-name="T59">C(n, 1) + 2C(n, 2) +…+ nC(n, n) = n2</text:span><text:span text:style-name="T63">n-</text:span><text:span text:style-name="T64">1</text:span><text:span text:style-name="T60">.</text:span></text:p>
          <text:p text:style-name="P33"/>
        </text:list-item>
        <text:list-item>
          <text:p text:style-name="P52"><text:span text:style-name="T2">Обчислити </text:span><text:span text:style-name="T9">суму</text:span><text:span text:style-name="T2">:</text:span></text:p>
        </text:list-item>
      </text:list>
      <text:p text:style-name="P6"><text:span text:style-name="T2">C</text:span><text:span text:style-name="T7">(</text:span><text:span text:style-name="T2">n, 1</text:span><text:span text:style-name="T7">)</text:span><text:span text:style-name="T44">2 </text:span><text:span text:style-name="T2">+ 2C</text:span><text:span text:style-name="T7">(</text:span><text:span text:style-name="T2">n, </text:span><text:span text:style-name="T8">2</text:span><text:span text:style-name="T7">)</text:span><text:span text:style-name="T44">2 </text:span><text:span text:style-name="T2">+ 3C</text:span><text:span text:style-name="T7">(</text:span><text:span text:style-name="T2">n, </text:span><text:span text:style-name="T8">3</text:span><text:span text:style-name="T7">)</text:span><text:span text:style-name="T44">2 </text:span><text:span text:style-name="T2">+ ... + nC</text:span><text:span text:style-name="T7">(</text:span><text:span text:style-name="T2">n, </text:span><text:span text:style-name="T8">n</text:span><text:span text:style-name="T7">)</text:span><text:span text:style-name="T44">2</text:span><text:span text:style-name="T8">.</text:span></text:p>
      <text:p text:style-name="P5"/>
      <text:list xml:id="list184847691969534" text:continue-numbering="true" text:style-name="L1">
        <text:list-item>
          <text:p text:style-name="P34">Користуючись поліномною теоремою, обчислити </text:p>
          <text:p text:style-name="P55"><text:span text:style-name="T26">(x + 2y + 3z)</text:span><text:span text:style-name="T45">3</text:span><text:span text:style-name="T26">.</text:span></text:p>
          <text:p text:style-name="P34"/>
        </text:list-item>
        <text:list-item>
          <text:p text:style-name="P45"><text:span text:style-name="T51">Знайти коефіцієнт при x</text:span><text:span text:style-name="T61">k</text:span><text:span text:style-name="T51"> у розкладі полінома:</text:span></text:p>
          <text:p text:style-name="P56"><text:span text:style-name="T26">(1 - x</text:span><text:span text:style-name="T46">2</text:span><text:span text:style-name="T26"> + x</text:span><text:span text:style-name="T46">3</text:span><text:span text:style-name="T26">)</text:span><text:span text:style-name="T46">7</text:span><text:span text:style-name="T26">, k = 11;</text:span></text:p>
          <text:p text:style-name="P33"/>
        </text:list-item>
        <text:list-item>
          <text:p text:style-name="P45"><text:span text:style-name="T51">Скількома способами можна вибрати </text:span><text:span text:style-name="T54">8</text:span><text:span text:style-name="T51"> тістечок у кондитерській, де є 1</text:span><text:span text:style-name="T54">3</text:span><text:span text:style-name="T51"> різних сортів тістечок за умови, що серед кожних </text:span><text:span text:style-name="T54">8</text:span><text:span text:style-name="T51"> обраних буде щонайменше 2 тістечка певного фіксованого сорту?</text:span></text:p>
          <text:p text:style-name="P30"/>
        </text:list-item>
        <text:list-item>
          <text:p text:style-name="P46"><text:span text:style-name="T52">Пустелею рухається караван з </text:span><text:span text:style-name="T54">10</text:span><text:span text:style-name="T52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35"/>
        </text:list-item>
        <text:list-item>
          <text:p text:style-name="P36">Застосувати техніку твірних функцій для знаходження суми чисел </text:p>
          <text:p text:style-name="P47"><text:span text:style-name="T52">1</text:span><text:span text:style-name="T62">3</text:span><text:span text:style-name="T52"> +2</text:span><text:span text:style-name="T62">3</text:span><text:span text:style-name="T52"> +…+n</text:span><text:span text:style-name="T62">3</text:span><text:span text:style-name="T52">.</text:span></text:p>
          <text:p text:style-name="P37"/>
        </text:list-item>
        <text:list-item>
          <text:p text:style-name="P38">Довести, що довільне натуральне число N можна представити у вигляді суми чисел Фібоначчі, причому кожне число входить до суми не більше одного разу, та ніякі сусідні числа не входять разом. </text:p>
          <text:p text:style-name="P43"/>
        </text:list-item>
        <text:list-item>
          <text:p text:style-name="P61"><text:span text:style-name="T28">Визначити кількість розв’язків нерівності </text:span><text:span text:style-name="T30">x</text:span><text:span text:style-name="T39">1 </text:span><text:span text:style-name="T28">+ </text:span><text:span text:style-name="T30">x</text:span><text:span text:style-name="T39">2 </text:span><text:span text:style-name="T28">+ </text:span><text:span text:style-name="T30">x</text:span><text:span text:style-name="T39">3</text:span><text:span text:style-name="T28"> ≤ 1</text:span><text:span text:style-name="T29">2</text:span><text:span text:style-name="T28"> у цілих невід’ємних числах.</text:span></text:p>
          <text:p text:style-name="P60"/>
        </text:list-item>
        <text:list-item>
          <text:p text:style-name="P61"><text:span text:style-name="T28">Знайти член розкладу (</text:span><text:span text:style-name="T30">x</text:span><text:span text:style-name="T48">2</text:span><text:span text:style-name="T28"> + </text:span><text:span text:style-name="T30">x</text:span><text:span text:style-name="T48">–3</text:span><text:span text:style-name="T28">)</text:span><text:span text:style-name="T48">25</text:span><text:span text:style-name="T28">, який не містить </text:span><text:span text:style-name="T30">x</text:span><text:span text:style-name="T28">.</text:span></text:p>
          <text:p text:style-name="P44"/>
        </text:list-item>
        <text:list-item>
          <text:p text:style-name="P13"><text:span text:style-name="T22">З</text:span><text:span text:style-name="T23">найти розв’язок рекурентного співвідношення:</text:span><text:span text:style-name="T24"> </text:span></text:p>
          <text:p text:style-name="P19"><text:span text:style-name="T2">a</text:span><text:span text:style-name="T36">n+2</text:span><text:span text:style-name="T40"> </text:span><text:span text:style-name="T2">= 10·a</text:span><text:span text:style-name="T36">n+1</text:span><text:span text:style-name="T40"> </text:span><text:span text:style-name="T2">– 25·a</text:span><text:span text:style-name="T36">n</text:span><text:span text:style-name="T40"> </text:span><text:span text:style-name="T2">+ 32n, a</text:span><text:span text:style-name="T36">0</text:span><text:span text:style-name="T40"> </text:span><text:span text:style-name="T2">= –1, a</text:span><text:span text:style-name="T36">1</text:span><text:span text:style-name="T40"> </text:span><text:span text:style-name="T2">= –12.</text:span></text:p>
          <text:p text:style-name="P28"/>
        </text:list-item>
        <text:list-item>
          <text:p text:style-name="P29">Методом твірних функцій знайти розв’язок рекурентного співвідношення: </text:p>
          <text:p text:style-name="P57"><text:span text:style-name="T25">a</text:span><text:span text:style-name="T38">n</text:span><text:span text:style-name="T41"> </text:span><text:span text:style-name="T25">= </text:span><text:span text:style-name="T27">2</text:span><text:span text:style-name="T25">·a</text:span><text:span text:style-name="T38">n-1</text:span><text:span text:style-name="T41"> </text:span><text:span text:style-name="T25">+ 3</text:span><text:span text:style-name="T47">n</text:span><text:span text:style-name="T25">, </text:span><text:span text:style-name="T27">при </text:span><text:span text:style-name="T25">n</text:span><text:span text:style-name="T27">&gt;0,</text:span><text:span text:style-name="T25"> a</text:span><text:span text:style-name="T38">0</text:span><text:span text:style-name="T41"> </text:span><text:span text:style-name="T25">= 1.</text:span></text:p>
          <text:p text:style-name="P39"/>
        </text:list-item>
        <text:list-item>
          <text:p text:style-name="P64">Виберіть правильну рівність.</text:p>
          <text:p text:style-name="P62"><text:span text:style-name="T67"><text:s text:c="12"/>А) </text:span><text:span text:style-name="T68">А</text:span><text:span text:style-name="T71">5</text:span><text:span text:style-name="T73">2</text:span><text:span text:style-name="T67"> </text:span><text:span text:style-name="T68">= А</text:span><text:span text:style-name="T71">5</text:span><text:span text:style-name="T73">3</text:span><text:span text:style-name="T67">; Б) </text:span><text:span text:style-name="T68">С</text:span><text:span text:style-name="T71">6</text:span><text:span text:style-name="T73">1</text:span><text:span text:style-name="T67"> </text:span><text:span text:style-name="T68">= С</text:span><text:span text:style-name="T71">6</text:span><text:span text:style-name="T73">6</text:span><text:span text:style-name="T67">; </text:span><text:span text:style-name="T69">В) </text:span><text:span text:style-name="T70">А</text:span><text:span text:style-name="T72">5</text:span><text:span text:style-name="T74">0</text:span><text:span text:style-name="T69"> </text:span><text:span text:style-name="T70">= А</text:span><text:span text:style-name="T72">5</text:span><text:span text:style-name="T74">5</text:span><text:span text:style-name="T69">; Г) </text:span><text:span text:style-name="T70">С</text:span><text:span text:style-name="T72">6</text:span><text:span text:style-name="T74">1</text:span><text:span text:style-name="T69"> </text:span><text:span text:style-name="T70">= С</text:span><text:span text:style-name="T72">6</text:span><text:span text:style-name="T74">5</text:span><text:span text:style-name="T67">; </text:span><text:span text:style-name="T68">Д</text:span><text:span text:style-name="T67">) </text:span><text:span text:style-name="T68">А</text:span><text:span text:style-name="T71">5</text:span><text:span text:style-name="T73">1</text:span><text:span text:style-name="T67"> </text:span><text:span text:style-name="T68">= А</text:span><text:span text:style-name="T71">5</text:span><text:span text:style-name="T73">3</text:span><text:span text:style-name="T67">; </text:span><text:span text:style-name="T68">Е</text:span><text:span text:style-name="T67">) </text:span><text:span text:style-name="T68">С</text:span><text:span text:style-name="T71">6</text:span><text:span text:style-name="T73">0</text:span><text:span text:style-name="T67"> </text:span><text:span text:style-name="T68">= С</text:span><text:span text:style-name="T71">6</text:span><text:span text:style-name="T73">6</text:span><text:span text:style-name="T67">; </text:span></text:p>
          <text:p text:style-name="P63"/>
        </text:list-item>
        <text:list-item>
          <text:p text:style-name="P26">Нехай A – скінченна множина, a – елемент, а B – підмножина множини A. Яких підмножин множини A більше: тих, що містять елемент a, чи тих, що не містять елемента a.</text:p>
          <text:p text:style-name="P26"/>
        </text:list-item>
        <text:list-item>
          <text:p text:style-name="P53"><text:span text:style-name="T31">Скільки діагоналей має опуклий n-кутник? Скільки </text:span><text:span text:style-name="T32">існує </text:span><text:span text:style-name="T31">точок перетину </text:span><text:span text:style-name="T32">таких</text:span><text:span text:style-name="T31"> </text:span><text:span text:style-name="T32">діагоналей</text:span><text:span text:style-name="T31">, якщо ніякі 3 діагоналі не перетинаються в одній точці?</text:span></text:p>
          <text:p text:style-name="P40"/>
        </text:list-item>
        <text:list-item>
          <text:p text:style-name="P9"><text:span text:style-name="T12">У ліфт </text:span><text:span text:style-name="T13">11</text:span><text:span text:style-name="T12">-поверхового будинку на першому поверсі зайшло </text:span><text:span text:style-name="T13">8</text:span><text:span text:style-name="T12"> чоловік. Скількома способами вони можуть вийти з ліфта?</text:span></text:p>
          <text:p text:style-name="P27"/>
        </text:list-item>
        <text:list-item>
          <text:p text:style-name="P14"><text:span text:style-name="T12">На полиці </text:span><text:span text:style-name="T21">m</text:span><text:span text:style-name="T12"> книг. Скільки існує способів обрати </text:span><text:span text:style-name="T21">n</text:span><text:span text:style-name="T14"> </text:span><text:span text:style-name="T12">книг, щоб ніякі дві книги не брати поруч?</text:span></text:p>
          <text:p text:style-name="P27"><text:soft-page-break/></text:p>
        </text:list-item>
        <text:list-item>
          <text:p text:style-name="P54"><text:span text:style-name="T33">За круглим столом короля Артура сидять </text:span><text:span text:style-name="T34">t</text:span><text:span text:style-name="T33"> лицарів. Кожен ворогує зі своїми сусідами. Потрібно обрати </text:span><text:span text:style-name="T34">m</text:span><text:span text:style-name="T33"> лицарів, щоб визволити принцесу. Скільки існує способів обрання лицарів, щоб серед обраних лицарів не було воро</text:span><text:span text:style-name="T35">г</text:span><text:span text:style-name="T33">ів?</text:span></text:p>
        </text:list-item>
      </text:list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09:31:58.558629752</meta:creation-date>
    <dc:date>2021-12-05T18:48:46.388205591</dc:date>
    <meta:editing-duration>PT48M2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4" meta:paragraph-count="75" meta:word-count="1117" meta:character-count="6706" meta:non-whitespace-character-count="5472"/>
  </office:meta>
</office:document-meta>
</file>